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53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5.47cm"/>
    </style:style>
    <style:style style:name="co5" style:family="table-column">
      <style:table-column-properties fo:break-before="auto" style:column-width="1.6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rial No.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yback smps (rectifier + buck)</text:p>
          </table:table-cell>
          <table:table-cell/>
          <table:table-cell office:value-type="string" calcext:value-type="string">
            <text:p>Power adap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Amp IC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OpAmps for analog par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ensy 4.1</text:p>
          </table:table-cell>
          <table:table-cell/>
          <table:table-cell office:value-type="string" calcext:value-type="string">
            <text:p>MCU, 12bit, 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bes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B C port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B C to USB data cable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istors (81k, 10k)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ols (Multimeter, screwdriver set, Solder, wick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 style:data-style-name="N2" text:time-value="12:44:06.505088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9T11:57:37.849945600</meta:creation-date>
    <dc:date>2025-05-17T21:48:01.545483200</dc:date>
    <meta:editing-duration>P2DT1H11M8S</meta:editing-duration>
    <meta:editing-cycles>4</meta:editing-cycles>
    <meta:generator>LibreOffice/25.2.2.2$Windows_X86_64 LibreOffice_project/7370d4be9e3cf6031a51beef54ff3bda878e3fac</meta:generator>
    <meta:document-statistic meta:table-count="1" meta:cell-count="30" meta:object-count="0"/>
  </office:meta>
</office:document-meta>
</file>